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officeooo:rsid="00123122" officeooo:paragraph-rsid="00123122" style:font-weight-asian="bold" style:font-weight-complex="bold"/>
    </style:style>
    <style:style style:name="P2" style:family="paragraph" style:parent-style-name="Standard">
      <style:text-properties fo:language="it" fo:country="IT" style:text-underline-style="none" fo:font-weight="normal" officeooo:rsid="00123122" officeooo:paragraph-rsid="00123122" style:font-weight-asian="normal" style:font-weight-complex="normal"/>
    </style:style>
    <style:style style:name="P3" style:family="paragraph" style:parent-style-name="Standard">
      <style:text-properties fo:language="it" fo:country="IT" style:text-underline-style="none" fo:font-weight="normal" officeooo:rsid="00128eb6" officeooo:paragraph-rsid="00128eb6" style:font-weight-asian="normal" style:font-weight-complex="normal"/>
    </style:style>
    <style:style style:name="P4" style:family="paragraph" style:parent-style-name="Standard">
      <style:text-properties fo:language="it" fo:country="IT" style:text-underline-style="none" fo:font-weight="normal" officeooo:rsid="00153db1" officeooo:paragraph-rsid="00153db1" style:font-weight-asian="normal" style:font-weight-complex="normal"/>
    </style:style>
    <style:style style:name="P5" style:family="paragraph" style:parent-style-name="Standard">
      <style:text-properties fo:language="it" fo:country="IT" style:text-underline-style="none" fo:font-weight="normal" officeooo:rsid="001aeb7f" officeooo:paragraph-rsid="001aeb7f" style:font-weight-asian="normal" style:font-weight-complex="normal"/>
    </style:style>
    <style:style style:name="P6" style:family="paragraph" style:parent-style-name="Standard">
      <style:text-properties fo:language="it" fo:country="IT" style:text-underline-style="none" fo:font-weight="normal" officeooo:rsid="001b99ce" officeooo:paragraph-rsid="001b99ce" style:font-weight-asian="normal" style:font-weight-complex="normal"/>
    </style:style>
    <style:style style:name="P7" style:family="paragraph" style:parent-style-name="Standard">
      <style:text-properties fo:language="it" fo:country="IT" style:text-underline-style="none" fo:font-weight="normal" officeooo:rsid="001d5afd" officeooo:paragraph-rsid="001d5afd" style:font-weight-asian="normal" style:font-weight-complex="normal"/>
    </style:style>
    <style:style style:name="P8" style:family="paragraph" style:parent-style-name="Standard">
      <style:text-properties fo:language="it" fo:country="IT" style:text-underline-style="none" fo:font-weight="normal" officeooo:rsid="001d5afd" officeooo:paragraph-rsid="001f1c45" style:font-weight-asian="normal" style:font-weight-complex="normal"/>
    </style:style>
    <style:style style:name="P9" style:family="paragraph" style:parent-style-name="Standard">
      <style:text-properties fo:language="it" fo:country="IT" style:text-underline-style="none" fo:font-weight="bold" officeooo:rsid="00128eb6" officeooo:paragraph-rsid="00128eb6" style:font-weight-asian="bold" style:font-weight-complex="bold"/>
    </style:style>
    <style:style style:name="P10" style:family="paragraph" style:parent-style-name="Standard">
      <style:text-properties fo:language="it" fo:country="IT" style:text-underline-style="none" fo:font-weight="normal" officeooo:rsid="001d5afd" officeooo:paragraph-rsid="001d5afd" style:font-weight-asian="normal" style:font-weight-complex="normal"/>
    </style:style>
    <style:style style:name="P11" style:family="paragraph" style:parent-style-name="Standard">
      <style:text-properties fo:language="it" fo:country="IT" style:text-underline-style="none" fo:font-weight="normal" officeooo:rsid="00266667" officeooo:paragraph-rsid="00266667" style:font-weight-asian="normal" style:font-weight-complex="normal"/>
    </style:style>
    <style:style style:name="P12" style:family="paragraph" style:parent-style-name="Standard">
      <style:text-properties fo:language="it" fo:country="IT" style:text-underline-style="none" fo:font-weight="normal" officeooo:rsid="00283ba7" officeooo:paragraph-rsid="00283ba7" style:font-weight-asian="normal" style:font-weight-complex="normal"/>
    </style:style>
    <style:style style:name="P13" style:family="paragraph" style:parent-style-name="Standard">
      <style:text-properties fo:language="it" fo:country="IT" style:text-underline-style="none" fo:font-weight="normal" officeooo:rsid="002957e9" officeooo:paragraph-rsid="002957e9" style:font-weight-asian="normal" style:font-weight-complex="normal"/>
    </style:style>
    <style:style style:name="P14" style:family="paragraph" style:parent-style-name="Standard">
      <style:text-properties fo:language="it" fo:country="IT" style:text-underline-style="none" fo:font-weight="normal" officeooo:rsid="002a39bb" officeooo:paragraph-rsid="002a39bb" style:font-weight-asian="normal" style:font-weight-complex="normal"/>
    </style:style>
    <style:style style:name="P15" style:family="paragraph" style:parent-style-name="Standard">
      <style:text-properties fo:language="it" fo:country="IT" style:text-underline-style="none" fo:font-weight="normal" officeooo:rsid="002f5068" officeooo:paragraph-rsid="002f5068" style:font-weight-asian="normal" style:font-weight-complex="normal"/>
    </style:style>
    <style:style style:name="P16" style:family="paragraph" style:parent-style-name="Standard">
      <style:text-properties fo:language="it" fo:country="IT" style:text-underline-style="solid" style:text-underline-width="auto" style:text-underline-color="font-color" fo:font-weight="bold" officeooo:rsid="0029ba92" officeooo:paragraph-rsid="0029ba92" style:font-weight-asian="bold" style:font-weight-complex="bold"/>
    </style:style>
    <style:style style:name="T1" style:family="text">
      <style:text-properties officeooo:rsid="0012c8ac"/>
    </style:style>
    <style:style style:name="T2" style:family="text">
      <style:text-properties officeooo:rsid="001712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5bdfd" style:font-weight-asian="bold" style:font-weight-complex="bold"/>
    </style:style>
    <style:style style:name="T6" style:family="text">
      <style:text-properties officeooo:rsid="00269a2d"/>
    </style:style>
    <style:style style:name="T7" style:family="text">
      <style:text-properties officeooo:rsid="002bccff"/>
    </style:style>
    <style:style style:name="T8" style:family="text">
      <style:text-properties officeooo:rsid="002c17f5"/>
    </style:style>
    <style:style style:name="T9" style:family="text">
      <style:text-properties officeooo:rsid="002d6b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</text:p>
      <text:p text:style-name="P2"/>
      <text:p text:style-name="P3">Questo costrutto permette di aggregare dati anche di tipo differente, <text:span text:style-name="T1">andando a definire nuove tipologie di dato:</text:span></text:p>
      <text:p text:style-name="P3"/>
      <text:p text:style-name="P9"><text:tab/>struct studente{</text:p>
      <text:p text:style-name="P9"><text:tab/><text:tab/>char nome[100], cognome[100];</text:p>
      <text:p text:style-name="P9"><text:tab/><text:tab/>unsigned long matricola;</text:p>
      <text:p text:style-name="P9"><text:tab/>};</text:p>
      <text:p text:style-name="P3"/>
      <text:p text:style-name="P4">I singoli componenti della struct si chiamano elementi o membri. <text:span text:style-name="T2">Una volta definita la struct, si crea i, nuovo tipo di dato con il quale è possibile definire una variabile di questo tipo:</text:span></text:p>
      <text:p text:style-name="P4"/>
      <text:p text:style-name="P4"><text:tab/><text:span text:style-name="T3">struct studente a, b, *c;</text:span></text:p>
      <text:p text:style-name="P4"/>
      <text:p text:style-name="P5">Per accedere ai singoli elementi si utilizza il “.” per le variabili e “-&gt;” per i puntatori.</text:p>
      <text:p text:style-name="P6">E’ possibile effettuare l’inizializzazione come con gli array e ciò che viene lasciato vuoto prende il valore 0: <text:span text:style-name="T3">struct studente a={“Gino”, “Pilotino”, 12345};</text:span></text:p>
      <text:p text:style-name="P6"/>
      <text:p text:style-name="P7">Le struct possono contenere anche altre struct:</text:p>
      <text:p text:style-name="P7"/>
      <text:p text:style-name="P7"><text:tab/>struct anagrafica{</text:p>
      <text:p text:style-name="P7"><text:tab/><text:tab/>char nome [100], cognome[100];</text:p>
      <text:p text:style-name="P7"><text:tab/><text:tab/>int giorno, anno, mese;</text:p>
      <text:p text:style-name="P7"><text:tab/>};</text:p>
      <text:p text:style-name="P8"><text:tab/></text:p>
      <text:p text:style-name="P8"><text:tab/>struct studente{</text:p>
      <text:p text:style-name="P7"><text:tab/><text:tab/>struct anagrafica dati;</text:p>
      <text:p text:style-name="P7"><text:tab/><text:tab/>char matricola[12];</text:p>
      <text:p text:style-name="P7"><text:tab/>};</text:p>
      <text:p text:style-name="P7"/>
      <text:p text:style-name="P7">----------------------------------------------------------------------------------------------------------------------------<text:span text:style-name="T5">BIT FIELDS</text:span></text:p>
      <text:p text:style-name="P7"><text:span text:style-name="T5"/></text:p>
      <text:p text:style-name="P11">Le struct vengono anche utilizzate per impacchettare una serie di bit. (Bit Fields) <text:span text:style-name="T6">Possiamo anche settare il numero di bit utilizzabile da ogni componente della struct.</text:span></text:p>
      <text:p text:style-name="P11"/>
      <text:p text:style-name="P12">Si usa lo stesso unsigned type per ognuno:</text:p>
      <text:p text:style-name="P12"/>
      <text:p text:style-name="P12">struct printer {</text:p>
      <text:p text:style-name="P12"><text:tab/>unsigned int status : 2;</text:p>
      <text:p text:style-name="P12"><text:tab/>unsigned int data: 8;</text:p>
      <text:p text:style-name="P12"><text:tab/>unsigned int paper: 2;</text:p>
      <text:p text:style-name="P12"><text:tab/>unsigned int error: 4;</text:p>
      <text:p text:style-name="P13">};</text:p>
      <text:p text:style-name="P12"/>
      <text:p text:style-name="P12">----------------------------------------------------------------------------------------------------------------------------</text:p>
      <text:p text:style-name="P12"/>
      <text:p text:style-name="P12"/>
      <text:p text:style-name="P16"><text:soft-page-break/>UNION</text:p>
      <text:p text:style-name="P12"/>
      <text:p text:style-name="P14">Stessa sintassi della struct ma tutti gli elementi vengono sovrapposti in memoria<text:span text:style-name="T8">(quindi se uso un elemento non posso utilizzare gli altri) </text:span><text:span text:style-name="T9">solitamente si usa per definire le costanti.</text:span></text:p>
      <text:p text:style-name="P14"/>
      <text:p text:style-name="P14">- <text:span text:style-name="T7">Sistemi embedded</text:span></text:p>
      <text:p text:style-name="P14">- <text:span text:style-name="T7">Gestione HW</text:span></text:p>
      <text:p text:style-name="P14">- <text:span text:style-name="T7">Flessibilità</text:span></text:p>
      <text:p text:style-name="P14"/>
      <text:p text:style-name="P15"><text:span text:style-name="T4">ENUM</text:span>: Utilizzato per definire costanti multiple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2:04:11.084441849</meta:creation-date>
    <dc:date>2024-12-05T11:05:56.040792141</dc:date>
    <meta:editing-duration>PT17M36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2" meta:paragraph-count="36" meta:word-count="233" meta:character-count="1715" meta:non-whitespace-character-count="1494"/>
  </office:meta>
</office:document-meta>
</file>